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FactoryImpl.createLocalAdapterFactory( Map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ositoryFactoryImpl.getRepository( Map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